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solid" draw:fill-color="#0000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0.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61cm" fo:min-width="0.7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2.223cm" fo:min-width="5.398cm"/>
    </style:style>
    <style:style style:name="gr11" style:family="graphic" style:parent-style-name="standard">
      <style:graphic-properties draw:stroke="none" draw:fill-color="#ff0000" draw:opacity="16%" draw:textarea-horizontal-align="justify" draw:textarea-vertical-align="middle" draw:auto-grow-height="false" fo:min-height="1.27cm" fo:min-width="1.905cm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3" style:family="graphic" style:parent-style-name="objectwithoutfill">
      <style:graphic-properties draw:stroke="dash" draw:stroke-dash="Dash" svg:stroke-width="0.053cm" svg:stroke-color="#000000" draw:marker-start-width="0.279cm" draw:marker-end-width="0.279cm" svg:stroke-linecap="butt" draw:fill="none" draw:textarea-horizontal-align="center" draw:textarea-vertical-align="middle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f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5.3999996185303pt" style:font-size-asian="15.3999996185303pt" style:font-size-complex="15.3999996185303pt"/>
    </style:style>
    <style:style style:name="P5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6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8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9" style:family="paragraph">
      <loext:graphic-properties draw:fill-color="#81d41a" draw:opacity="20%"/>
      <style:paragraph-properties fo:text-align="center"/>
    </style:style>
    <style:style style:name="P10" style:family="paragraph">
      <loext:graphic-properties draw:fill-color="#ff0000" draw:opacity="16%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Arial" fo:font-size="15.3999996185303pt" fo:font-weight="bold" style:font-size-asian="15.3999996185303pt" style:font-weight-asian="bold" style:font-name-complex="Arial" style:font-size-complex="15.3999996185303pt" style:font-weight-complex="bold"/>
    </style:style>
    <style:style style:name="T2" style:family="text">
      <style:text-properties fo:color="#000000" loext:opacity="100%" style:font-name="Arial" fo:font-size="21.6000003814697pt" fo:font-weight="bold" style:font-size-asian="21.6000003814697pt" style:font-weight-asian="bold" style:font-name-complex="Arial" style:font-size-complex="21.6000003814697pt" style:font-weight-complex="bold"/>
    </style:style>
    <style:style style:name="T3" style:family="text">
      <style:text-properties fo:color="#000000" loext:opacity="100%" style:font-name="Arial" fo:font-size="14.3999996185303pt" fo:font-weight="bold" style:font-size-asian="14.3999996185303pt" style:font-weight-asian="bold" style:font-name-complex="Arial" style:font-size-complex="14.3999996185303pt" style:font-weight-complex="bold"/>
    </style:style>
    <style:style style:name="T4" style:family="text">
      <style:text-properties fo:color="#000000" loext:opacity="100%" style:font-name="MathematicaSans1" fo:font-size="13.6999998092651pt" fo:font-weight="bold" style:font-size-asian="13.6999998092651pt" style:font-weight-asian="bold" style:font-name-complex="MathematicaSans1" style:font-size-complex="13.6999998092651pt" style:font-weight-complex="bold"/>
    </style:style>
    <style:style style:name="T5" style:family="text">
      <style:text-properties fo:color="#000000" loext:opacity="100%" style:font-name="Arial" fo:font-size="14.3999996185303pt" fo:font-style="italic" fo:font-weight="bold" style:font-size-asian="14.3999996185303pt" style:font-style-asian="italic" style:font-weight-asian="bold" style:font-name-complex="Arial" style:font-size-complex="14.3999996185303pt" style:font-style-complex="italic" style:font-weight-complex="bold"/>
    </style:style>
    <style:style style:name="T6" style:family="text">
      <style:text-properties fo:color="#000000" loext:opacity="100%" style:font-name="Arial" fo:font-size="10.1999998092651pt" fo:font-weight="bold" style:font-size-asian="10.1999998092651pt" style:font-weight-asian="bold" style:font-name-complex="Arial" style:font-size-complex="10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895cm" svg:height="1.434cm" svg:x="1.822cm" svg:y="3.704cm" svg:viewBox="0 0 6896 1435" draw:points="0,0 1725,183 3449,952 5173,1435 6896,541">
          <text:p/>
        </draw:polyline>
        <draw:path draw:style-name="gr2" draw:text-style-name="P2" draw:layer="layout" svg:width="0.244cm" svg:height="0.244cm" svg:x="1.7cm" svg:y="3.582cm" svg:viewBox="0 0 245 245" svg:d="M245 122c0-33-13-64-36-86-23-23-54-36-87-36s-64 13-86 36c-23 22-36 53-36 86 0 32 13 64 36 87 22 23 53 36 86 36s64-13 87-36 36-55 36-87z">
          <text:p/>
        </draw:path>
        <draw:path draw:style-name="gr2" draw:text-style-name="P2" draw:layer="layout" svg:width="0.244cm" svg:height="0.244cm" svg:x="3.424cm" svg:y="3.765cm" svg:viewBox="0 0 245 245" svg:d="M245 123c0-33-13-64-36-86-23-23-54-37-86-37-34 0-65 14-88 37-22 22-35 53-35 86 0 32 13 63 35 86 23 23 54 36 88 36 32 0 63-13 86-36s36-54 36-86z">
          <text:p/>
        </draw:path>
        <draw:path draw:style-name="gr2" draw:text-style-name="P2" draw:layer="layout" svg:width="0.243cm" svg:height="0.244cm" svg:x="5.148cm" svg:y="4.534cm" svg:viewBox="0 0 244 245" svg:d="M244 122c0-32-12-63-35-86s-54-36-86-36c-33 0-65 13-88 36-22 23-35 54-35 86 0 33 13 64 35 87 23 23 55 36 88 36 32 0 63-13 86-36s35-54 35-87z">
          <text:p/>
        </draw:path>
        <draw:path draw:style-name="gr2" draw:text-style-name="P2" draw:layer="layout" svg:width="0.243cm" svg:height="0.244cm" svg:x="6.872cm" svg:y="5.016cm" svg:viewBox="0 0 244 245" svg:d="M244 122c0-32-12-63-35-86s-54-36-86-36c-33 0-64 13-88 36-23 23-35 54-35 86 0 33 12 64 35 88 24 22 55 35 88 35 32 0 63-13 86-35 23-24 35-55 35-88z">
          <text:p/>
        </draw:path>
        <draw:path draw:style-name="gr2" draw:text-style-name="P2" draw:layer="layout" svg:width="0.243cm" svg:height="0.244cm" svg:x="8.596cm" svg:y="4.123cm" svg:viewBox="0 0 244 245" svg:d="M244 122c0-32-12-63-35-86s-54-36-87-36c-32 0-63 13-86 36-24 23-36 54-36 86 0 34 12 65 36 88 23 22 54 35 86 35 33 0 64-13 87-35 23-23 35-54 35-88z">
          <text:p/>
        </draw:path>
        <draw:line draw:style-name="gr1" draw:text-style-name="P1" draw:layer="layout" svg:x1="2.232cm" svg:y1="1.281cm" svg:x2="2.689cm" svg:y2="1.281cm">
          <text:p/>
        </draw:line>
        <draw:path draw:style-name="gr2" draw:text-style-name="P2" draw:layer="layout" svg:width="0.244cm" svg:height="0.245cm" svg:x="2.339cm" svg:y="1.158cm" svg:viewBox="0 0 245 246" svg:d="M245 123c0-33-13-64-37-87-23-23-54-36-86-36-33 0-64 13-87 36-22 23-35 54-35 87 0 32 13 64 35 87 23 23 54 36 87 36 32 0 63-13 86-36 24-23 37-55 37-87z">
          <text:p/>
        </draw:path>
        <draw:frame draw:style-name="gr3" draw:text-style-name="P4" draw:layer="layout" svg:width="0.904cm" svg:height="0.606cm" svg:x="2.969cm" svg:y="0.638cm">
          <draw:text-box>
            <text:p text:style-name="P3"><text:span text:style-name="T1">135</text:span></text:p>
          </draw:text-box>
        </draw:frame>
        <draw:line draw:style-name="gr4" draw:text-style-name="P1" draw:layer="layout" svg:x1="8.864cm" svg:y1="6.149cm" svg:x2="1.531cm" svg:y2="6.149cm">
          <text:p/>
        </draw:line>
        <draw:line draw:style-name="gr4" draw:text-style-name="P1" draw:layer="layout" svg:x1="1.531cm" svg:y1="6.149cm" svg:x2="1.531cm" svg:y2="0.283cm">
          <text:p/>
        </draw:line>
        <draw:line draw:style-name="gr4" draw:text-style-name="P1" draw:layer="layout" svg:x1="1.531cm" svg:y1="0.283cm" svg:x2="8.864cm" svg:y2="0.283cm">
          <text:p/>
        </draw:line>
        <draw:line draw:style-name="gr4" draw:text-style-name="P1" draw:layer="layout" svg:x1="8.864cm" svg:y1="0.283cm" svg:x2="8.864cm" svg:y2="6.149cm">
          <text:p/>
        </draw:line>
        <draw:line draw:style-name="gr5" draw:text-style-name="P1" draw:layer="layout" svg:x1="1.822cm" svg:y1="6.149cm" svg:x2="1.822cm" svg:y2="6.09cm">
          <text:p/>
        </draw:line>
        <draw:line draw:style-name="gr5" draw:text-style-name="P1" draw:layer="layout" svg:x1="2.253cm" svg:y1="6.149cm" svg:x2="2.253cm" svg:y2="6.09cm">
          <text:p/>
        </draw:line>
        <draw:line draw:style-name="gr5" draw:text-style-name="P1" draw:layer="layout" svg:x1="2.684cm" svg:y1="6.149cm" svg:x2="2.684cm" svg:y2="6.09cm">
          <text:p/>
        </draw:line>
        <draw:line draw:style-name="gr5" draw:text-style-name="P1" draw:layer="layout" svg:x1="3.115cm" svg:y1="6.149cm" svg:x2="3.115cm" svg:y2="6.051cm">
          <text:p/>
        </draw:line>
        <draw:frame draw:style-name="gr6" draw:text-style-name="P5" draw:layer="layout" svg:width="2.796cm" svg:height="0.852cm" svg:x="3.885cm" svg:y="0.754cm">
          <draw:text-box>
            <text:p text:style-name="P3"><text:span text:style-name="T2">Pr ; exp</text:span></text:p>
          </draw:text-box>
        </draw:frame>
        <draw:line draw:style-name="gr5" draw:text-style-name="P1" draw:layer="layout" svg:x1="3.546cm" svg:y1="6.149cm" svg:x2="3.546cm" svg:y2="6.09cm">
          <text:p/>
        </draw:line>
        <draw:line draw:style-name="gr5" draw:text-style-name="P1" draw:layer="layout" svg:x1="3.977cm" svg:y1="6.149cm" svg:x2="3.977cm" svg:y2="6.09cm">
          <text:p/>
        </draw:line>
        <draw:line draw:style-name="gr5" draw:text-style-name="P1" draw:layer="layout" svg:x1="4.408cm" svg:y1="6.149cm" svg:x2="4.408cm" svg:y2="6.09cm">
          <text:p/>
        </draw:line>
        <draw:line draw:style-name="gr5" draw:text-style-name="P1" draw:layer="layout" svg:x1="4.839cm" svg:y1="6.149cm" svg:x2="4.839cm" svg:y2="6.051cm">
          <text:p/>
        </draw:line>
        <draw:frame draw:style-name="gr7" draw:text-style-name="P6" draw:layer="layout" svg:width="0.569cm" svg:height="0.568cm" svg:x="2.833cm" svg:y="6.226cm">
          <draw:text-box>
            <text:p text:style-name="P3"><text:span text:style-name="T3">10</text:span></text:p>
          </draw:text-box>
        </draw:frame>
        <draw:line draw:style-name="gr5" draw:text-style-name="P1" draw:layer="layout" svg:x1="5.27cm" svg:y1="6.149cm" svg:x2="5.27cm" svg:y2="6.09cm">
          <text:p/>
        </draw:line>
        <draw:line draw:style-name="gr5" draw:text-style-name="P1" draw:layer="layout" svg:x1="5.701cm" svg:y1="6.149cm" svg:x2="5.701cm" svg:y2="6.09cm">
          <text:p/>
        </draw:line>
        <draw:line draw:style-name="gr5" draw:text-style-name="P1" draw:layer="layout" svg:x1="6.132cm" svg:y1="6.149cm" svg:x2="6.132cm" svg:y2="6.09cm">
          <text:p/>
        </draw:line>
        <draw:line draw:style-name="gr5" draw:text-style-name="P1" draw:layer="layout" svg:x1="6.563cm" svg:y1="6.149cm" svg:x2="6.563cm" svg:y2="6.051cm">
          <text:p/>
        </draw:line>
        <draw:frame draw:style-name="gr7" draw:text-style-name="P6" draw:layer="layout" svg:width="0.569cm" svg:height="0.568cm" svg:x="4.557cm" svg:y="6.226cm">
          <draw:text-box>
            <text:p text:style-name="P3"><text:span text:style-name="T3">12</text:span></text:p>
          </draw:text-box>
        </draw:frame>
        <draw:line draw:style-name="gr5" draw:text-style-name="P1" draw:layer="layout" svg:x1="6.994cm" svg:y1="6.149cm" svg:x2="6.994cm" svg:y2="6.09cm">
          <text:p/>
        </draw:line>
        <draw:line draw:style-name="gr5" draw:text-style-name="P1" draw:layer="layout" svg:x1="7.425cm" svg:y1="6.149cm" svg:x2="7.425cm" svg:y2="6.09cm">
          <text:p/>
        </draw:line>
        <draw:line draw:style-name="gr5" draw:text-style-name="P1" draw:layer="layout" svg:x1="7.855cm" svg:y1="6.149cm" svg:x2="7.855cm" svg:y2="6.09cm">
          <text:p/>
        </draw:line>
        <draw:line draw:style-name="gr5" draw:text-style-name="P1" draw:layer="layout" svg:x1="8.286cm" svg:y1="6.149cm" svg:x2="8.286cm" svg:y2="6.051cm">
          <text:p/>
        </draw:line>
        <draw:frame draw:style-name="gr7" draw:text-style-name="P6" draw:layer="layout" svg:width="0.569cm" svg:height="0.568cm" svg:x="6.281cm" svg:y="6.226cm">
          <draw:text-box>
            <text:p text:style-name="P3"><text:span text:style-name="T3">14</text:span></text:p>
          </draw:text-box>
        </draw:frame>
        <draw:line draw:style-name="gr5" draw:text-style-name="P1" draw:layer="layout" svg:x1="8.717cm" svg:y1="6.149cm" svg:x2="8.717cm" svg:y2="6.09cm">
          <text:p/>
        </draw:line>
        <draw:line draw:style-name="gr5" draw:text-style-name="P1" draw:layer="layout" svg:x1="1.531cm" svg:y1="6.149cm" svg:x2="1.63cm" svg:y2="6.149cm">
          <text:p/>
        </draw:line>
        <draw:frame draw:style-name="gr7" draw:text-style-name="P6" draw:layer="layout" svg:width="0.569cm" svg:height="0.568cm" svg:x="8.004cm" svg:y="6.226cm">
          <draw:text-box>
            <text:p text:style-name="P3"><text:span text:style-name="T3">16</text:span></text:p>
          </draw:text-box>
        </draw:frame>
        <draw:line draw:style-name="gr5" draw:text-style-name="P1" draw:layer="layout" svg:x1="1.531cm" svg:y1="5.856cm" svg:x2="1.59cm" svg:y2="5.856cm">
          <text:p/>
        </draw:line>
        <draw:line draw:style-name="gr5" draw:text-style-name="P1" draw:layer="layout" svg:x1="1.531cm" svg:y1="5.563cm" svg:x2="1.59cm" svg:y2="5.563cm">
          <text:p/>
        </draw:line>
        <draw:line draw:style-name="gr5" draw:text-style-name="P1" draw:layer="layout" svg:x1="1.531cm" svg:y1="5.27cm" svg:x2="1.59cm" svg:y2="5.27cm">
          <text:p/>
        </draw:line>
        <draw:line draw:style-name="gr5" draw:text-style-name="P1" draw:layer="layout" svg:x1="1.531cm" svg:y1="4.976cm" svg:x2="1.63cm" svg:y2="4.976cm">
          <text:p/>
        </draw:line>
        <draw:frame draw:style-name="gr7" draw:text-style-name="P6" draw:layer="layout" svg:width="0.709cm" svg:height="0.568cm" svg:x="0.75cm" svg:y="5.866cm">
          <draw:text-box>
            <text:p text:style-name="P3"><text:span text:style-name="T3">0.0</text:span></text:p>
          </draw:text-box>
        </draw:frame>
        <draw:line draw:style-name="gr5" draw:text-style-name="P1" draw:layer="layout" svg:x1="1.531cm" svg:y1="4.683cm" svg:x2="1.59cm" svg:y2="4.683cm">
          <text:p/>
        </draw:line>
        <draw:line draw:style-name="gr5" draw:text-style-name="P1" draw:layer="layout" svg:x1="1.531cm" svg:y1="4.39cm" svg:x2="1.59cm" svg:y2="4.39cm">
          <text:p/>
        </draw:line>
        <draw:line draw:style-name="gr5" draw:text-style-name="P1" draw:layer="layout" svg:x1="1.531cm" svg:y1="4.096cm" svg:x2="1.59cm" svg:y2="4.096cm">
          <text:p/>
        </draw:line>
        <draw:line draw:style-name="gr5" draw:text-style-name="P1" draw:layer="layout" svg:x1="1.531cm" svg:y1="3.803cm" svg:x2="1.63cm" svg:y2="3.803cm">
          <text:p/>
        </draw:line>
        <draw:frame draw:style-name="gr7" draw:text-style-name="P6" draw:layer="layout" svg:width="0.709cm" svg:height="0.568cm" svg:x="0.75cm" svg:y="4.693cm">
          <draw:text-box>
            <text:p text:style-name="P3"><text:span text:style-name="T3">0.2</text:span></text:p>
          </draw:text-box>
        </draw:frame>
        <draw:line draw:style-name="gr5" draw:text-style-name="P1" draw:layer="layout" svg:x1="1.531cm" svg:y1="3.51cm" svg:x2="1.59cm" svg:y2="3.51cm">
          <text:p/>
        </draw:line>
        <draw:line draw:style-name="gr5" draw:text-style-name="P1" draw:layer="layout" svg:x1="1.531cm" svg:y1="3.216cm" svg:x2="1.59cm" svg:y2="3.216cm">
          <text:p/>
        </draw:line>
        <draw:line draw:style-name="gr5" draw:text-style-name="P1" draw:layer="layout" svg:x1="1.531cm" svg:y1="2.923cm" svg:x2="1.59cm" svg:y2="2.923cm">
          <text:p/>
        </draw:line>
        <draw:line draw:style-name="gr5" draw:text-style-name="P1" draw:layer="layout" svg:x1="1.531cm" svg:y1="2.63cm" svg:x2="1.63cm" svg:y2="2.63cm">
          <text:p/>
        </draw:line>
        <draw:frame draw:style-name="gr7" draw:text-style-name="P6" draw:layer="layout" svg:width="0.709cm" svg:height="0.568cm" svg:x="0.75cm" svg:y="3.52cm">
          <draw:text-box>
            <text:p text:style-name="P3"><text:span text:style-name="T3">0.4</text:span></text:p>
          </draw:text-box>
        </draw:frame>
        <draw:line draw:style-name="gr5" draw:text-style-name="P1" draw:layer="layout" svg:x1="1.531cm" svg:y1="2.336cm" svg:x2="1.59cm" svg:y2="2.336cm">
          <text:p/>
        </draw:line>
        <draw:line draw:style-name="gr5" draw:text-style-name="P1" draw:layer="layout" svg:x1="1.531cm" svg:y1="2.043cm" svg:x2="1.59cm" svg:y2="2.043cm">
          <text:p/>
        </draw:line>
        <draw:line draw:style-name="gr5" draw:text-style-name="P1" draw:layer="layout" svg:x1="1.531cm" svg:y1="1.75cm" svg:x2="1.59cm" svg:y2="1.75cm">
          <text:p/>
        </draw:line>
        <draw:line draw:style-name="gr5" draw:text-style-name="P1" draw:layer="layout" svg:x1="1.531cm" svg:y1="1.457cm" svg:x2="1.63cm" svg:y2="1.457cm">
          <text:p/>
        </draw:line>
        <draw:frame draw:style-name="gr7" draw:text-style-name="P6" draw:layer="layout" svg:width="0.709cm" svg:height="0.568cm" svg:x="0.75cm" svg:y="2.347cm">
          <draw:text-box>
            <text:p text:style-name="P3"><text:span text:style-name="T3">0.6</text:span></text:p>
          </draw:text-box>
        </draw:frame>
        <draw:line draw:style-name="gr5" draw:text-style-name="P1" draw:layer="layout" svg:x1="1.531cm" svg:y1="1.163cm" svg:x2="1.59cm" svg:y2="1.163cm">
          <text:p/>
        </draw:line>
        <draw:line draw:style-name="gr5" draw:text-style-name="P1" draw:layer="layout" svg:x1="1.531cm" svg:y1="0.87cm" svg:x2="1.59cm" svg:y2="0.87cm">
          <text:p/>
        </draw:line>
        <draw:line draw:style-name="gr5" draw:text-style-name="P1" draw:layer="layout" svg:x1="1.531cm" svg:y1="0.577cm" svg:x2="1.59cm" svg:y2="0.577cm">
          <text:p/>
        </draw:line>
        <draw:line draw:style-name="gr5" draw:text-style-name="P1" draw:layer="layout" svg:x1="1.531cm" svg:y1="0.283cm" svg:x2="1.63cm" svg:y2="0.283cm">
          <text:p/>
        </draw:line>
        <draw:frame draw:style-name="gr7" draw:text-style-name="P6" draw:layer="layout" svg:width="0.709cm" svg:height="0.568cm" svg:x="0.75cm" svg:y="1.173cm">
          <draw:text-box>
            <text:p text:style-name="P3"><text:span text:style-name="T3">0.8</text:span></text:p>
          </draw:text-box>
        </draw:frame>
        <draw:line draw:style-name="gr5" draw:text-style-name="P1" draw:layer="layout" svg:x1="1.822cm" svg:y1="0.283cm" svg:x2="1.822cm" svg:y2="0.342cm">
          <text:p/>
        </draw:line>
        <draw:line draw:style-name="gr5" draw:text-style-name="P1" draw:layer="layout" svg:x1="2.253cm" svg:y1="0.283cm" svg:x2="2.253cm" svg:y2="0.342cm">
          <text:p/>
        </draw:line>
        <draw:line draw:style-name="gr5" draw:text-style-name="P1" draw:layer="layout" svg:x1="2.684cm" svg:y1="0.283cm" svg:x2="2.684cm" svg:y2="0.342cm">
          <text:p/>
        </draw:line>
        <draw:line draw:style-name="gr5" draw:text-style-name="P1" draw:layer="layout" svg:x1="3.115cm" svg:y1="0.283cm" svg:x2="3.115cm" svg:y2="0.382cm">
          <text:p/>
        </draw:line>
        <draw:line draw:style-name="gr5" draw:text-style-name="P1" draw:layer="layout" svg:x1="3.546cm" svg:y1="0.283cm" svg:x2="3.546cm" svg:y2="0.342cm">
          <text:p/>
        </draw:line>
        <draw:line draw:style-name="gr5" draw:text-style-name="P1" draw:layer="layout" svg:x1="3.977cm" svg:y1="0.283cm" svg:x2="3.977cm" svg:y2="0.342cm">
          <text:p/>
        </draw:line>
        <draw:line draw:style-name="gr5" draw:text-style-name="P1" draw:layer="layout" svg:x1="4.408cm" svg:y1="0.283cm" svg:x2="4.408cm" svg:y2="0.342cm">
          <text:p/>
        </draw:line>
        <draw:line draw:style-name="gr5" draw:text-style-name="P1" draw:layer="layout" svg:x1="4.839cm" svg:y1="0.283cm" svg:x2="4.839cm" svg:y2="0.382cm">
          <text:p/>
        </draw:line>
        <draw:line draw:style-name="gr5" draw:text-style-name="P1" draw:layer="layout" svg:x1="5.27cm" svg:y1="0.283cm" svg:x2="5.27cm" svg:y2="0.342cm">
          <text:p/>
        </draw:line>
        <draw:line draw:style-name="gr5" draw:text-style-name="P1" draw:layer="layout" svg:x1="5.701cm" svg:y1="0.283cm" svg:x2="5.701cm" svg:y2="0.342cm">
          <text:p/>
        </draw:line>
        <draw:line draw:style-name="gr5" draw:text-style-name="P1" draw:layer="layout" svg:x1="6.132cm" svg:y1="0.283cm" svg:x2="6.132cm" svg:y2="0.342cm">
          <text:p/>
        </draw:line>
        <draw:line draw:style-name="gr5" draw:text-style-name="P1" draw:layer="layout" svg:x1="6.563cm" svg:y1="0.283cm" svg:x2="6.563cm" svg:y2="0.382cm">
          <text:p/>
        </draw:line>
        <draw:line draw:style-name="gr5" draw:text-style-name="P1" draw:layer="layout" svg:x1="6.994cm" svg:y1="0.283cm" svg:x2="6.994cm" svg:y2="0.342cm">
          <text:p/>
        </draw:line>
        <draw:line draw:style-name="gr5" draw:text-style-name="P1" draw:layer="layout" svg:x1="7.425cm" svg:y1="0.283cm" svg:x2="7.425cm" svg:y2="0.342cm">
          <text:p/>
        </draw:line>
        <draw:line draw:style-name="gr5" draw:text-style-name="P1" draw:layer="layout" svg:x1="7.855cm" svg:y1="0.283cm" svg:x2="7.855cm" svg:y2="0.342cm">
          <text:p/>
        </draw:line>
        <draw:line draw:style-name="gr5" draw:text-style-name="P1" draw:layer="layout" svg:x1="8.286cm" svg:y1="0.283cm" svg:x2="8.286cm" svg:y2="0.382cm">
          <text:p/>
        </draw:line>
        <draw:line draw:style-name="gr5" draw:text-style-name="P1" draw:layer="layout" svg:x1="8.717cm" svg:y1="0.283cm" svg:x2="8.717cm" svg:y2="0.342cm">
          <text:p/>
        </draw:line>
        <draw:line draw:style-name="gr5" draw:text-style-name="P1" draw:layer="layout" svg:x1="8.864cm" svg:y1="6.149cm" svg:x2="8.766cm" svg:y2="6.149cm">
          <text:p/>
        </draw:line>
        <draw:line draw:style-name="gr5" draw:text-style-name="P1" draw:layer="layout" svg:x1="8.864cm" svg:y1="5.856cm" svg:x2="8.805cm" svg:y2="5.856cm">
          <text:p/>
        </draw:line>
        <draw:line draw:style-name="gr5" draw:text-style-name="P1" draw:layer="layout" svg:x1="8.864cm" svg:y1="5.563cm" svg:x2="8.805cm" svg:y2="5.563cm">
          <text:p/>
        </draw:line>
        <draw:line draw:style-name="gr5" draw:text-style-name="P1" draw:layer="layout" svg:x1="8.864cm" svg:y1="5.27cm" svg:x2="8.805cm" svg:y2="5.27cm">
          <text:p/>
        </draw:line>
        <draw:line draw:style-name="gr5" draw:text-style-name="P1" draw:layer="layout" svg:x1="8.864cm" svg:y1="4.976cm" svg:x2="8.766cm" svg:y2="4.976cm">
          <text:p/>
        </draw:line>
        <draw:line draw:style-name="gr5" draw:text-style-name="P1" draw:layer="layout" svg:x1="8.864cm" svg:y1="4.683cm" svg:x2="8.805cm" svg:y2="4.683cm">
          <text:p/>
        </draw:line>
        <draw:line draw:style-name="gr5" draw:text-style-name="P1" draw:layer="layout" svg:x1="8.864cm" svg:y1="4.39cm" svg:x2="8.805cm" svg:y2="4.39cm">
          <text:p/>
        </draw:line>
        <draw:line draw:style-name="gr5" draw:text-style-name="P1" draw:layer="layout" svg:x1="8.864cm" svg:y1="4.096cm" svg:x2="8.805cm" svg:y2="4.096cm">
          <text:p/>
        </draw:line>
        <draw:line draw:style-name="gr5" draw:text-style-name="P1" draw:layer="layout" svg:x1="8.864cm" svg:y1="3.803cm" svg:x2="8.766cm" svg:y2="3.803cm">
          <text:p/>
        </draw:line>
        <draw:line draw:style-name="gr5" draw:text-style-name="P1" draw:layer="layout" svg:x1="8.864cm" svg:y1="3.51cm" svg:x2="8.805cm" svg:y2="3.51cm">
          <text:p/>
        </draw:line>
        <draw:line draw:style-name="gr5" draw:text-style-name="P1" draw:layer="layout" svg:x1="8.864cm" svg:y1="3.216cm" svg:x2="8.805cm" svg:y2="3.216cm">
          <text:p/>
        </draw:line>
        <draw:line draw:style-name="gr5" draw:text-style-name="P1" draw:layer="layout" svg:x1="8.864cm" svg:y1="2.923cm" svg:x2="8.805cm" svg:y2="2.923cm">
          <text:p/>
        </draw:line>
        <draw:line draw:style-name="gr5" draw:text-style-name="P1" draw:layer="layout" svg:x1="8.864cm" svg:y1="2.63cm" svg:x2="8.766cm" svg:y2="2.63cm">
          <text:p/>
        </draw:line>
        <draw:line draw:style-name="gr5" draw:text-style-name="P1" draw:layer="layout" svg:x1="8.864cm" svg:y1="2.336cm" svg:x2="8.805cm" svg:y2="2.336cm">
          <text:p/>
        </draw:line>
        <draw:line draw:style-name="gr5" draw:text-style-name="P1" draw:layer="layout" svg:x1="8.864cm" svg:y1="2.043cm" svg:x2="8.805cm" svg:y2="2.043cm">
          <text:p/>
        </draw:line>
        <draw:line draw:style-name="gr5" draw:text-style-name="P1" draw:layer="layout" svg:x1="8.864cm" svg:y1="1.75cm" svg:x2="8.805cm" svg:y2="1.75cm">
          <text:p/>
        </draw:line>
        <draw:line draw:style-name="gr5" draw:text-style-name="P1" draw:layer="layout" svg:x1="8.864cm" svg:y1="1.457cm" svg:x2="8.766cm" svg:y2="1.457cm">
          <text:p/>
        </draw:line>
        <draw:line draw:style-name="gr5" draw:text-style-name="P1" draw:layer="layout" svg:x1="8.864cm" svg:y1="1.163cm" svg:x2="8.805cm" svg:y2="1.163cm">
          <text:p/>
        </draw:line>
        <draw:line draw:style-name="gr5" draw:text-style-name="P1" draw:layer="layout" svg:x1="8.864cm" svg:y1="0.87cm" svg:x2="8.805cm" svg:y2="0.87cm">
          <text:p/>
        </draw:line>
        <draw:line draw:style-name="gr5" draw:text-style-name="P1" draw:layer="layout" svg:x1="8.864cm" svg:y1="0.577cm" svg:x2="8.805cm" svg:y2="0.577cm">
          <text:p/>
        </draw:line>
        <draw:line draw:style-name="gr5" draw:text-style-name="P1" draw:layer="layout" svg:x1="8.864cm" svg:y1="0.283cm" svg:x2="8.766cm" svg:y2="0.283cm">
          <text:p/>
        </draw:line>
        <draw:frame draw:style-name="gr7" draw:text-style-name="P6" draw:layer="layout" svg:width="0.709cm" svg:height="0.568cm" svg:x="0.75cm" svg:y="0cm">
          <draw:text-box>
            <text:p text:style-name="P3"><text:span text:style-name="T3">1.0</text:span></text:p>
          </draw:text-box>
        </draw:frame>
        <draw:frame draw:style-name="gr7" draw:text-style-name="P6" draw:layer="layout" svg:width="0.507cm" svg:height="0.568cm" svg:x="4.746cm" svg:y="6.976cm">
          <draw:text-box>
            <text:p text:style-name="P3"><text:span text:style-name="T3">I</text:span></text:p>
          </draw:text-box>
        </draw:frame>
        <draw:frame draw:style-name="gr8" draw:text-style-name="P7" draw:layer="layout" svg:width="0.51cm" svg:height="0.482cm" svg:x="5.029cm" svg:y="7.101cm">
          <draw:text-box>
            <text:p text:style-name="P3"><text:span text:style-name="T4">[ℏ]</text:span></text:p>
          </draw:text-box>
        </draw:frame>
        <draw:frame draw:style-name="gr7" draw:text-style-name="P6" draw:layer="layout" svg:width="0.507cm" svg:height="0.568cm" draw:transform="rotate (1.5707963267949) translate (0cm 4.507cm)">
          <draw:text-box>
            <text:p text:style-name="P3"><text:span text:style-name="T5">E</text:span></text:p>
          </draw:text-box>
        </draw:frame>
        <draw:frame draw:style-name="gr9" draw:text-style-name="P8" draw:layer="layout" svg:width="0.722cm" svg:height="0.403cm" draw:transform="rotate (1.5707963267949) translate (0.227cm 4.168cm)">
          <draw:text-box>
            <text:p text:style-name="P3"><text:span text:style-name="T6">wob</text:span></text:p>
          </draw:text-box>
        </draw:frame>
        <draw:frame draw:style-name="gr8" draw:text-style-name="P7" draw:layer="layout" svg:width="0.482cm" svg:height="0.482cm" draw:transform="rotate (1.5707963267949) translate (0.125cm 3.293cm)">
          <draw:text-box>
            <text:p text:style-name="P3"><text:span text:style-name="T4">[</text:span></text:p>
          </draw:text-box>
        </draw:frame>
        <draw:frame draw:style-name="gr7" draw:text-style-name="P6" draw:layer="layout" svg:width="1.048cm" svg:height="0.568cm" draw:transform="rotate (1.5707963267949) translate (0cm 3.132cm)">
          <draw:text-box>
            <text:p text:style-name="P3"><text:span text:style-name="T3">MeV</text:span></text:p>
          </draw:text-box>
        </draw:frame>
        <draw:frame draw:style-name="gr8" draw:text-style-name="P7" draw:layer="layout" svg:width="0.482cm" svg:height="0.482cm" draw:transform="rotate (1.5707963267949) translate (0.125cm 2.088cm)">
          <draw:text-box>
            <text:p text:style-name="P3"><text:span text:style-name="T4">]</text:span></text:p>
          </draw:text-box>
        </draw:frame>
        <draw:custom-shape draw:style-name="gr10" draw:text-style-name="P9" draw:layer="layout" svg:width="5.398cm" svg:height="2.223cm" svg:x="1.587cm" svg:y="3.49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905cm" svg:height="1.27cm" svg:x="6.985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\text{TW}§svg§600§TRUE§</svg:desc>
          <draw:g>
            <draw:path draw:style-name="gr12" draw:text-style-name="P11" draw:layer="layout" svg:width="0.316cm" svg:height="0.329cm" svg:x="6.015cm" svg:y="4.231cm" svg:viewBox="0 0 317 330" svg:d="M309 0c-100 0-200 0-301 0-2 37-5 73-8 110 4 0 7 0 11 0 7-78 16-95 88-95 10 0 23 0 27 2 11 1 11 7 11 18 0 86 0 172 0 257 0 17 0 23-52 23-6 0-13 0-19 0 0 5 0 10 0 15 19-1 70-1 92-1s73 0 94 1c0-5 0-10 0-15-7 0-14 0-20 0-52 0-52-6-52-23 0-85 0-171 0-257 0-10 0-17 9-18 5-2 19-2 28-2 74 0 81 17 88 95 4 0 8 0 12 0-3-37-5-73-8-110z">
              <text:p/>
            </draw:path>
            <draw:path draw:style-name="gr12" draw:text-style-name="P11" draw:layer="layout" svg:width="0.484cm" svg:height="0.343cm" svg:x="6.36cm" svg:y="4.228cm" svg:viewBox="0 0 485 344" svg:d="M436 47c8-28 29-32 49-32 0-5 0-10 0-15-15 1-29 1-45 1-14 0-46-1-59-1 0 5 0 10 0 15 34 0 44 17 44 25 0 5-2 7-3 10-24 75-48 151-73 226-26-80-53-159-79-238 0-3-2-6-2-9 0-14 30-14 42-14 0-5 0-10 0-15-18 1-51 1-70 1-18 0-39-1-60-1 0 5 0 10 0 15 28 0 39 0 45 17 4 12 7 23 11 35-23 69-45 139-68 209-27-80-53-160-80-240 0-1 0-5 0-7 0-14 28-14 41-14 0-5 0-10 0-15-19 1-51 1-70 1s-39-1-59-1c0 5 0 10 0 15 36 0 38 3 43 21 33 100 66 199 100 298 1 4 2 10 8 10 7 0 8-3 10-10 27-82 54-165 81-248 27 83 54 166 81 248 1 4 3 10 10 10s8-3 9-10c32-95 63-191 94-287z">
              <text:p/>
            </draw:path>
          </draw:g>
        </draw:g>
        <draw:g>
          <svg:title>TexMaths</svg:title>
          <svg:desc>14§display§\text{LW}§svg§600§TRUE§</svg:desc>
          <draw:g>
            <draw:path draw:style-name="gr12" draw:text-style-name="P11" draw:layer="layout" svg:width="0.267cm" svg:height="0.332cm" svg:x="7.108cm" svg:y="4.228cm" svg:viewBox="0 0 268 333" svg:d="M268 208c-4 0-8 0-12 0-6 50-12 110-98 110-14 0-27 0-41 0-22 0-23-3-23-20 0-86 0-173 0-259 0-17 0-24 46-24 5 0 11 0 16 0 0-5 0-10 0-15-18 1-62 1-82 1s-57 0-74-1c0 5 0 10 0 15 4 0 7 0 11 0 38 0 39 6 39 23 0 85 0 171 0 257 0 18-1 23-39 23-4 0-7 0-11 0 0 5 0 10 0 15 85 0 169 0 254 0 5-42 9-84 14-125z">
              <text:p/>
            </draw:path>
            <draw:path draw:style-name="gr12" draw:text-style-name="P11" draw:layer="layout" svg:width="0.484cm" svg:height="0.343cm" svg:x="7.352cm" svg:y="4.228cm" svg:viewBox="0 0 485 344" svg:d="M436 47c8-28 29-32 49-32 0-5 0-10 0-15-16 1-30 1-45 1-14 0-46-1-59-1 0 5 0 10 0 15 34 0 44 17 44 25 0 5-2 7-3 10-24 75-49 151-73 226-26-80-53-159-79-238 0-3-2-6-2-9 0-14 29-14 42-14 0-5 0-10 0-15-18 1-52 1-70 1s-39-1-60-1c0 5 0 10 0 15 28 0 39 0 45 17 4 12 7 23 11 35-23 69-46 139-68 209-27-80-53-160-80-240 0-1 0-5 0-7 0-14 28-14 40-14 0-5 0-10 0-15-18 1-50 1-69 1s-39-1-59-1c0 5 0 10 0 15 36 0 38 3 43 21 33 100 66 199 99 298 2 4 3 10 9 10 7 0 8-3 10-10 27-82 54-165 81-248 27 83 54 166 81 248 1 4 2 10 9 10s9-3 10-10c31-95 63-191 94-287z">
              <text:p/>
            </draw:path>
          </draw:g>
        </draw:g>
        <draw:line draw:style-name="gr13" draw:text-style-name="P12" draw:layer="layout" svg:x1="6.985cm" svg:y1="3.176cm" svg:x2="6.985cm" svg:y2="6.03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5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4T17:35:34.285684616</dc:date>
    <meta:editing-duration>PT5S</meta:editing-duration>
    <meta:editing-cycles>1</meta:editing-cycles>
    <meta:document-statistic meta:object-count="118"/>
    <meta:generator>LibreOffice/7.3.2.2$MacOSX_AARCH64 LibreOffice_project/49f2b1bff42cfccbd8f788c8dc32c1c309559be0</meta:generator>
  </office:meta>
</office:document-meta>
</file>